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14cm" fo:min-width="16.766cm"/>
      <style:paragraph-properties style:writing-mode="lr-tb"/>
    </style:style>
    <style:style style:name="gr2" style:family="graphic" style:parent-style-name="standard">
      <style:graphic-properties draw:fill="solid" draw:fill-color="#ffb66c" draw:textarea-horizontal-align="justify" draw:textarea-vertical-align="middle" draw:auto-grow-height="false" fo:min-height="2.786cm" fo:min-width="16.806cm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9.293cm" fo:min-width="5.2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9.596cm" fo:min-width="10.43cm"/>
      <style:paragraph-properties style:writing-mode="lr-tb"/>
    </style:style>
    <style:style style:name="gr5" style:family="graphic" style:parent-style-name="standard">
      <style:graphic-properties draw:fill="solid" draw:fill-color="#ffb66c" draw:textarea-horizontal-align="justify" draw:textarea-vertical-align="middle" draw:auto-grow-height="false" fo:min-height="2.309cm" fo:min-width="16.80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343cm" fo:min-width="16.67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87cm" fo:min-width="16.5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</style:style>
    <style:style style:name="P3" style:family="paragraph">
      <loext:graphic-properties draw:fill="solid" draw:fill-color="#afd0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66cm" svg:height="0.964cm" svg:x="2.166cm" svg:y="1.508cm">
          <text:p text:style-name="P1">Headings and links to useful inf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306cm" svg:height="3.036cm" svg:x="2.256cm" svg:y="3.99cm">
          <text:p text:style-name="P1">Advertis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69cm" svg:height="9.543cm" svg:x="13.619cm" svg:y="7.59cm">
          <text:p text:style-name="P1">Alternative</text:p>
          <text:p text:style-name="P1">News</text:p>
          <text:p text:style-name="P1">Highlights</text:p>
          <text:p text:style-name="P1">from</text:p>
          <text:p text:style-name="P1">serviced</text:p>
          <text:p text:style-name="P1">websites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93cm" svg:height="9.846cm" svg:x="2.212cm" svg:y="7.33cm">
          <text:p text:style-name="P1">Search Result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306cm" svg:height="2.559cm" svg:x="2.125cm" svg:y="17.523cm">
          <text:p text:style-name="P1">Advertis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176cm" svg:height="6.593cm" svg:x="2.212cm" svg:y="21.427cm">
          <text:p text:style-name="P1">Results from DuckDuc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046cm" svg:height="0.737cm" svg:x="2.126cm" svg:y="20.386cm">
          <text:p text:style-name="P1">Seach butt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266cm" svg:height="0.964cm" svg:x="2.209cm" svg:y="2.81cm">
          <text:p text:style-name="P1">Query descrip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6:40:24.212127647</meta:creation-date>
    <meta:generator>LibreOffice/6.4.7.2$Linux_X86_64 LibreOffice_project/40$Build-2</meta:generator>
    <dc:date>2022-06-01T16:47:19.667065703</dc:date>
    <meta:editing-duration>PT6M56S</meta:editing-duration>
    <meta:editing-cycles>1</meta:editing-cycles>
    <meta:document-statistic meta:object-count="8"/>
  </office:meta>
</office:document-meta>
</file>